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Poppins" svg:font-family="Poppi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d2125" loext:opacity="100%" style:font-name="Poppins" fo:font-size="11.25pt" fo:letter-spacing="normal" fo:font-style="normal" fo:font-weight="normal"/>
    </style:style>
    <style:style style:name="P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d2125" loext:opacity="1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ber Güvenlik</text:p>
      <text:p text:style-name="P3"> </text:p>
      <text:p text:style-name="P2">Öncelikle kendimi tanıtmak isterim; adım Youssef Alahmar, 20 yaşındayım ve Suriyeliyim.</text:p>
      <text:p text:style-name="P3"> </text:p>
      <text:p text:style-name="P2">Türkiye'nin gelecek stratejisi konusunda kendi hedeflerimle örtüştüğü konular nelerdir? Bu hedeflere ulaşmak için ne yapmalıyım? Bu yazıdaki hedefim siber güvenlik alanında olacaktır. Öncelikle Türkiye'deki siber güvenlik hakkında konuşalım…</text:p>
      <text:p text:style-name="P3"> </text:p>
      <text:p text:style-name="P2">Türkiye, siber güvenlik konusunda önemli adımlar atmış ve bu alandaki farkındalığı artırmış bir ülke olarak değerlendirilebilir. Türk hükümeti, siber güvenlikle ilgili stratejik planlar oluşturmuş ve siber tehditlere karşı etkin bir şekilde mücadele etmeyi hedeflemiştir. Ancak, her ülkede olduğu gibi, Türkiye'nin de siber güvenlik alanında geliştirmesi gereken alanlar vardır. Özellikle bireylerin ve işletmelerin siber güvenlik bilincinin artırılması ve en iyi uygulamalara uygun hareket etmeleri önemlidir. Ayrıca, kamu ve özel sektörün işbirliğiyle siber güvenlik altyapısının güçlendirilmesi de kritik bir faktördür. Siber tehditler ve saldırı teknikleri sürekli olarak evrilmektedir, bu da Türkiye'nin (ve diğer ülkelerin) siber güvenlik alanında daima dikkatli olması ve savunma kapasitelerini güncellemesi gerektiği anlamına gelir. Sonuç olarak, Türkiye siber güvenlik konusunda çeşitli adımlar atmış olsa da, sürekli bir gelişim ve güçlendirme süreci içinde olmalıdır.</text:p>
      <text:p text:style-name="P3"> </text:p>
      <text:p text:style-name="P2">Peki şu an bunu sorguluyor olabilirsiniz: "Youssef, sen Türk değilsin, neden Türkiye'nin projeleri hakkında konuşuyorsun? Aynı zamanda sen bu siber güvenlik projesinde nerede kendini görüyorsun?" Öncelikle bunu belirtmekte fayda var; ben Türkiye'de büyüdüm, yetiştim ve Türkiye'de okudum. Türk'ün bana sunmuş olduğu fırsatları ve açtığı ufukları sayesinde şu an bu üniversitede okuyup birçok projeyi yönetiyorum. Bu sayede Türkiye'yi ikinci vatanım olarak bilip bu vatanı hizmet etmek için çalışıyorum.</text:p>
      <text:p text:style-name="P3"> </text:p>
      <text:p text:style-name="P2">İkincisi olarak, bu projede Türkiye çok büyük bir yol katetmiş bulunmaktadır. Fakat genel olarak baktığımızda, her zaman ve her ülkede olduğu gibi belirli konularda eksiklerimiz vardır. Bu yüzden ben kendimi ve vatanımı faydalı olmak için beş yıllık bir plan yaptım. Bu plan tabii ki çok uzun ve çok meşakkatli olacaktır, ama sonunda hedefimi gerçekleştirmiş olacağım inşallah.</text:p>
      <text:p text:style-name="P3"> </text:p>
      <text:p text:style-name="P2">Öncelikle planımız üçe ayrılmaktadır: 1. Yıl, 3. Yıl, 5. Yıl. Birinci yılımda öncelikle derslerimi takip edip en iyi şekilde bitirmeyi çalışacağım. İkincisi olarak kişisel gelişimi ihmal etmemekle birlikte kendime bir para kaynağı bulup geçimimi oradan sağlamaktır. Çünkü temel ihtiyaçlarını karşılamıyorsan, kendi kişisel gelişimine yeterince odaklanamazsın. Üçüncü yılımda artık siber güvenlik alanında gerekli <text:soft-page-break/>bilgileri ve kursları bitirmiş olup yeterince bilgi sahibi olmakla birlikte kendi yazılım alanındaki işimi kurmuş ve hayatımı belli bir düzene oturtmuş olacağım inşallah.</text:p>
      <text:p text:style-name="P3"><text:bookmark text:name="yui_3_17_2_1_1700549081656_48"/> </text:p>
      <text:p text:style-name="P2">Beşinci yılımda artık Türkiye'de belirli işleri başarmış, devlete ait birçok soruna çözüm bulmuş bir şekilde olacağım ve belirli siber güvenlik projeleri ile devletime hizmet ediyor olacağım inşallah. Bahsettiğim sorunun ayrıntılarına gelirsek, yakın bir zamanda COVID-19 sürecinde kullandığımız "Hayat Eve Sığar" programı, bilinmeyen bir grup tarafından saldırıya uğrayarak içindeki tüm vatandaşların bilgilerinin çalındı. Bu durum oldukça üzücüdür çünkü yaklaşık olarak 30 milyon kişinin TCKN, doğum tarihi, anne ve baba isimleri gibi bilgileri çalındı. Bu olayı gördüğümde, bir daha benzer bir şeyin olmaması için bu alanda kendimi geliştirmem gerektiğini düşündüm.</text:p>
      <text:p text:style-name="P3"> </text:p>
      <text:p text:style-name="P2">Tabii ki bunları yazmak, konuşmak veya tartışmak çok kolay ama hayata geçirmek çok zor . Ancak gayemiz vatan olunca, tüm zorlukları aşacağımızı biliyorum inşallah.</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Poppins" svg:font-family="Poppi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9:45:54.374338565</meta:creation-date>
    <dc:date>2023-11-21T09:46:51.208607872</dc:date>
    <meta:editing-duration>PT58S</meta:editing-duration>
    <meta:editing-cycles>1</meta:editing-cycles>
    <meta:document-statistic meta:table-count="0" meta:image-count="0" meta:object-count="0" meta:page-count="2" meta:paragraph-count="17" meta:word-count="475" meta:character-count="3621" meta:non-whitespace-character-count="3147"/>
    <meta:generator>LibreOffice/7.0.4.2$Linux_X86_64 LibreOffice_project/00$Build-2</meta:generator>
  </office:meta>
</office:document-meta>
</file>